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officeooo:rsid="0003a035" officeooo:paragraph-rsid="0003a035"/>
    </style:style>
    <style:style style:name="P2" style:family="paragraph" style:parent-style-name="Standard">
      <style:paragraph-properties fo:text-align="start" style:justify-single-word="false"/>
      <style:text-properties officeooo:rsid="0003a035" officeooo:paragraph-rsid="0003a035"/>
    </style:style>
    <style:style style:name="P3" style:family="paragraph" style:parent-style-name="Text_20_body">
      <style:paragraph-properties fo:text-align="start" style:justify-single-word="false"/>
      <style:text-properties officeooo:rsid="0003a035" officeooo:paragraph-rsid="0003a035"/>
    </style:style>
    <style:style style:name="P4" style:family="paragraph" style:parent-style-name="Standard">
      <style:paragraph-properties fo:text-align="start" style:justify-single-word="false"/>
      <style:text-properties officeooo:rsid="0003a035" officeooo:paragraph-rsid="000b2b53"/>
    </style:style>
    <style:style style:name="P5" style:family="paragraph" style:parent-style-name="Text_20_body">
      <style:paragraph-properties fo:text-align="start" style:justify-single-word="false"/>
      <style:text-properties officeooo:rsid="0003a035" officeooo:paragraph-rsid="0102d65a"/>
    </style:style>
    <style:style style:name="P6" style:family="paragraph" style:parent-style-name="Standard">
      <style:paragraph-properties fo:text-align="start" style:justify-single-word="false"/>
      <style:text-properties officeooo:paragraph-rsid="010d6c37"/>
    </style:style>
    <style:style style:name="P7" style:family="paragraph" style:parent-style-name="Standard">
      <style:paragraph-properties fo:text-align="start" style:justify-single-word="false"/>
      <style:text-properties officeooo:paragraph-rsid="0116e5db"/>
    </style:style>
    <style:style style:name="P8" style:family="paragraph" style:parent-style-name="Text_20_body">
      <style:paragraph-properties fo:text-align="start" style:justify-single-word="false"/>
      <style:text-properties officeooo:rsid="000b2b53" officeooo:paragraph-rsid="01074864"/>
    </style:style>
    <style:style style:name="P9" style:family="paragraph" style:parent-style-name="Text_20_body">
      <style:paragraph-properties fo:margin-top="0cm" fo:margin-bottom="0cm" style:contextual-spacing="false"/>
      <style:text-properties officeooo:rsid="000b2b53" officeooo:paragraph-rsid="000b2b53"/>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0b2b53" officeooo:paragraph-rsid="000b2b53" style:font-weight-asian="bold" style:font-weight-complex="bold"/>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03a035" officeooo:paragraph-rsid="0003a035"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ff4391" officeooo:paragraph-rsid="00ff4391" style:font-weight-asian="bold" style:font-weight-complex="bold"/>
    </style:style>
    <style:style style:name="P13" style:family="paragraph" style:parent-style-name="Standard">
      <style:paragraph-properties fo:text-align="start" style:justify-single-word="false"/>
      <style:text-properties style:text-underline-style="none" officeooo:rsid="010485bc" officeooo:paragraph-rsid="010485bc"/>
    </style:style>
    <style:style style:name="P14" style:family="paragraph" style:parent-style-name="Standard">
      <style:paragraph-properties fo:text-align="start" style:justify-single-word="false"/>
      <style:text-properties style:text-underline-style="none" officeooo:rsid="010485bc" officeooo:paragraph-rsid="01080efd"/>
    </style:style>
    <style:style style:name="P15" style:family="paragraph" style:parent-style-name="Standard">
      <style:paragraph-properties fo:text-align="start" style:justify-single-word="false"/>
      <style:text-properties style:text-underline-style="none" fo:font-weight="normal" officeooo:rsid="0112c2f4" officeooo:paragraph-rsid="01138898" style:font-weight-asian="normal" style:font-weight-complex="normal"/>
    </style:style>
    <style:style style:name="P16" style:family="paragraph" style:parent-style-name="Standard">
      <style:paragraph-properties fo:text-align="start" style:justify-single-word="false"/>
      <style:text-properties officeooo:rsid="01048ae3" officeooo:paragraph-rsid="01048ae3"/>
    </style:style>
    <style:style style:name="P17" style:family="paragraph" style:parent-style-name="Text_20_body">
      <style:paragraph-properties fo:text-align="start" style:justify-single-word="false"/>
      <style:text-properties officeooo:rsid="00ff9129" officeooo:paragraph-rsid="0102d65a"/>
    </style:style>
    <style:style style:name="P18" style:family="paragraph" style:parent-style-name="Standard">
      <style:paragraph-properties fo:text-align="start" style:justify-single-word="false"/>
      <style:text-properties style:font-name="sans-serif" fo:font-size="15.75pt" officeooo:rsid="0003a035" officeooo:paragraph-rsid="0003a035"/>
    </style:style>
    <style:style style:name="P19" style:family="paragraph" style:parent-style-name="Standard">
      <style:paragraph-properties fo:text-align="start" style:justify-single-word="false"/>
      <style:text-properties style:font-name="sans-serif" fo:font-size="15.75pt" officeooo:rsid="00058b2f" officeooo:paragraph-rsid="00058b2f"/>
    </style:style>
    <style:style style:name="P20" style:family="paragraph" style:parent-style-name="Standard">
      <style:paragraph-properties fo:text-align="start" style:justify-single-word="false"/>
      <style:text-properties style:font-name="sans-serif" fo:font-size="15.75pt" officeooo:rsid="00058b2f" officeooo:paragraph-rsid="000b2b53"/>
    </style:style>
    <style:style style:name="P21" style:family="paragraph" style:parent-style-name="Standard">
      <style:paragraph-properties fo:text-align="start" style:justify-single-word="false"/>
      <style:text-properties style:font-name="sans-serif" fo:font-size="15.75pt" officeooo:rsid="00058b2f" officeooo:paragraph-rsid="0102d65a"/>
    </style:style>
    <style:style style:name="P22" style:family="paragraph" style:parent-style-name="Standard">
      <style:paragraph-properties fo:text-align="start" style:justify-single-word="false"/>
      <style:text-properties style:font-name="sans-serif" fo:font-size="15.75pt" officeooo:rsid="000b2b53" officeooo:paragraph-rsid="000b2b53"/>
    </style:style>
    <style:style style:name="P23" style:family="paragraph" style:parent-style-name="Standard">
      <style:paragraph-properties fo:text-align="start" style:justify-single-word="false"/>
      <style:text-properties style:font-name="sans-serif" fo:font-size="15.75pt" style:text-underline-style="solid" style:text-underline-width="auto" style:text-underline-color="font-color" fo:font-weight="bold" officeooo:rsid="0112c2f4" officeooo:paragraph-rsid="0112c2f4" style:font-weight-asian="bold" style:font-weight-complex="bold"/>
    </style:style>
    <style:style style:name="P24" style:family="paragraph" style:parent-style-name="Standard">
      <style:paragraph-properties fo:text-align="start" style:justify-single-word="false"/>
      <style:text-properties style:font-name="sans-serif" fo:font-size="15.75pt" style:text-underline-style="solid" style:text-underline-width="auto" style:text-underline-color="font-color" fo:font-weight="bold" officeooo:rsid="00ff4391" officeooo:paragraph-rsid="000b2b53" style:font-weight-asian="bold" style:font-weight-complex="bold"/>
    </style:style>
    <style:style style:name="P25" style:family="paragraph" style:parent-style-name="Standard">
      <style:paragraph-properties fo:text-align="start" style:justify-single-word="false"/>
      <style:text-properties style:font-name="sans-serif" fo:font-size="15.75pt" style:text-underline-style="solid" style:text-underline-width="auto" style:text-underline-color="font-color" officeooo:rsid="010485bc" officeooo:paragraph-rsid="010485bc"/>
    </style:style>
    <style:style style:name="P26" style:family="paragraph" style:parent-style-name="Standard">
      <style:paragraph-properties fo:text-align="start" style:justify-single-word="false"/>
      <style:text-properties style:font-name="sans-serif" fo:font-size="15.75pt" style:text-underline-style="solid" style:text-underline-width="auto" style:text-underline-color="font-color" officeooo:rsid="00ff9129" officeooo:paragraph-rsid="0102d65a"/>
    </style:style>
    <style:style style:name="P27" style:family="paragraph" style:parent-style-name="Standard">
      <style:paragraph-properties fo:text-align="start" style:justify-single-word="false"/>
      <style:text-properties style:font-name="sans-serif" fo:font-size="15.75pt" style:text-underline-style="none" fo:font-weight="normal" officeooo:rsid="0112c2f4" officeooo:paragraph-rsid="0112c2f4" style:font-weight-asian="normal" style:font-weight-complex="normal"/>
    </style:style>
    <style:style style:name="P28" style:family="paragraph" style:parent-style-name="Standard">
      <style:paragraph-properties fo:text-align="start" style:justify-single-word="false"/>
      <style:text-properties style:font-name="sans-serif" fo:font-size="15.75pt" style:text-underline-style="none" fo:font-weight="normal" officeooo:rsid="0112c2f4" officeooo:paragraph-rsid="01138898" style:font-weight-asian="normal" style:font-weight-complex="normal"/>
    </style:style>
    <style:style style:name="P29" style:family="paragraph" style:parent-style-name="Standard">
      <style:paragraph-properties fo:text-align="start" style:justify-single-word="false"/>
      <style:text-properties style:font-name="sans-serif" fo:font-size="15.75pt" style:text-underline-style="none" fo:font-weight="normal" officeooo:rsid="000b2b53" officeooo:paragraph-rsid="0116e5db" style:font-weight-asian="normal" style:font-weight-complex="normal"/>
    </style:style>
    <style:style style:name="P30" style:family="paragraph" style:parent-style-name="Standard">
      <style:paragraph-properties fo:text-align="start" style:justify-single-word="false"/>
      <style:text-properties style:font-name="sans-serif" fo:font-size="15.75pt" style:text-underline-style="none" officeooo:rsid="010485bc" officeooo:paragraph-rsid="010485bc"/>
    </style:style>
    <style:style style:name="P31" style:family="paragraph" style:parent-style-name="Standard">
      <style:paragraph-properties fo:text-align="start" style:justify-single-word="false"/>
      <style:text-properties style:font-name="sans-serif" fo:font-size="15.75pt" officeooo:rsid="01010fac" officeooo:paragraph-rsid="01010fac"/>
    </style:style>
    <style:style style:name="P32" style:family="paragraph" style:parent-style-name="Standard">
      <style:paragraph-properties fo:text-align="start" style:justify-single-word="false"/>
      <style:text-properties style:font-name="sans-serif" fo:font-size="15.75pt" officeooo:rsid="00ff4391" officeooo:paragraph-rsid="00ff4391"/>
    </style:style>
    <style:style style:name="P33" style:family="paragraph" style:parent-style-name="Standard">
      <style:paragraph-properties fo:text-align="start" style:justify-single-word="false"/>
      <style:text-properties style:font-name="sans-serif" fo:font-size="15.75pt" officeooo:rsid="01048ae3" officeooo:paragraph-rsid="01048ae3"/>
    </style:style>
    <style:style style:name="P34" style:family="paragraph" style:parent-style-name="Text_20_body" style:list-style-name="L1">
      <style:paragraph-properties fo:margin-top="0cm" fo:margin-bottom="0cm" style:contextual-spacing="false"/>
      <style:text-properties officeooo:paragraph-rsid="010abbb9"/>
    </style:style>
    <style:style style:name="P35" style:family="paragraph" style:parent-style-name="Text_20_body" style:list-style-name="L1">
      <style:paragraph-properties fo:margin-top="0cm" fo:margin-bottom="0cm" style:contextual-spacing="false"/>
      <style:text-properties officeooo:rsid="0009dfc5" officeooo:paragraph-rsid="010abbb9"/>
    </style:style>
    <style:style style:name="P36" style:family="paragraph" style:parent-style-name="Text_20_body">
      <style:text-properties officeooo:rsid="0009dfc5" officeooo:paragraph-rsid="0009dfc5"/>
    </style:style>
    <style:style style:name="P37" style:family="paragraph" style:parent-style-name="Text_20_body" style:list-style-name="L1">
      <style:paragraph-properties fo:margin-top="0cm" fo:margin-bottom="0cm" style:contextual-spacing="false"/>
      <style:text-properties style:font-name="sans-serif" fo:font-size="8.25pt" officeooo:paragraph-rsid="0009dfc5"/>
    </style:style>
    <style:style style:name="P38" style:family="paragraph" style:parent-style-name="Text_20_body">
      <style:paragraph-properties fo:text-align="start" style:justify-single-word="false"/>
      <style:text-properties style:font-name="sans-serif" fo:font-size="15.75pt" officeooo:rsid="000b2b53" officeooo:paragraph-rsid="000b2b53"/>
    </style:style>
    <style:style style:name="P39" style:family="paragraph" style:parent-style-name="Text_20_body">
      <style:paragraph-properties fo:text-align="start" style:justify-single-word="false"/>
      <style:text-properties style:font-name="sans-serif" fo:font-size="15.75pt" officeooo:rsid="00ff9129" officeooo:paragraph-rsid="0102d65a"/>
    </style:style>
    <style:style style:name="P40" style:family="paragraph" style:parent-style-name="Text_20_body" style:list-style-name="L2">
      <style:paragraph-properties fo:margin-top="0cm" fo:margin-bottom="0cm" style:contextual-spacing="false"/>
    </style:style>
    <style:style style:name="P41" style:family="paragraph" style:parent-style-name="Text_20_body" style:list-style-name="L2">
      <style:paragraph-properties fo:margin-top="0cm" fo:margin-bottom="0cm" style:contextual-spacing="false"/>
      <style:text-properties officeooo:rsid="000b2b53" officeooo:paragraph-rsid="000b2b53"/>
    </style:style>
    <style:style style:name="T1" style:family="text">
      <style:text-properties officeooo:rsid="0003a035"/>
    </style:style>
    <style:style style:name="T2" style:family="text">
      <style:text-properties style:font-name="sans-serif" fo:font-size="15.75pt"/>
    </style:style>
    <style:style style:name="T3" style:family="text">
      <style:text-properties style:font-name="sans-serif" fo:font-size="15.75pt" officeooo:rsid="00058b2f"/>
    </style:style>
    <style:style style:name="T4" style:family="text">
      <style:text-properties style:font-name="sans-serif" fo:font-size="15.75pt" officeooo:rsid="00ff4391"/>
    </style:style>
    <style:style style:name="T5" style:family="text">
      <style:text-properties style:font-name="sans-serif" fo:font-size="15.75pt" officeooo:rsid="00ff9129"/>
    </style:style>
    <style:style style:name="T6" style:family="text">
      <style:text-properties style:font-name="sans-serif" fo:font-size="15.75pt" officeooo:rsid="0003a035"/>
    </style:style>
    <style:style style:name="T7" style:family="text">
      <style:text-properties style:font-name="sans-serif" fo:font-size="15.75pt" officeooo:rsid="01080efd"/>
    </style:style>
    <style:style style:name="T8" style:family="text">
      <style:text-properties style:font-name="sans-serif" fo:font-size="15.75pt" officeooo:rsid="01094760"/>
    </style:style>
    <style:style style:name="T9" style:family="text">
      <style:text-properties style:font-name="sans-serif" fo:font-size="15.75pt" officeooo:rsid="010bada3"/>
    </style:style>
    <style:style style:name="T10" style:family="text">
      <style:text-properties style:font-name="sans-serif" fo:font-size="15.75pt" officeooo:rsid="010d6c37"/>
    </style:style>
    <style:style style:name="T11" style:family="text">
      <style:text-properties style:font-name="sans-serif" fo:font-size="15.75pt" officeooo:rsid="010eff02"/>
    </style:style>
    <style:style style:name="T12" style:family="text">
      <style:text-properties style:font-name="sans-serif" fo:font-size="15.75pt" style:text-underline-style="none" fo:font-weight="normal" officeooo:rsid="00fd3174" style:font-weight-asian="normal" style:font-weight-complex="normal"/>
    </style:style>
    <style:style style:name="T13" style:family="text">
      <style:text-properties style:font-name="sans-serif" fo:font-size="15.75pt" style:text-underline-style="none" fo:font-weight="normal" officeooo:rsid="010eff02" style:font-weight-asian="normal" style:font-weight-complex="normal"/>
    </style:style>
    <style:style style:name="T14" style:family="text">
      <style:text-properties style:font-name="sans-serif" fo:font-size="15.75pt" style:text-underline-style="none" fo:font-weight="normal" officeooo:rsid="00ff4391" style:font-weight-asian="normal" style:font-weight-complex="normal"/>
    </style:style>
    <style:style style:name="T15" style:family="text">
      <style:text-properties style:font-name="sans-serif" fo:font-size="15.75pt" style:text-underline-style="none" fo:font-weight="normal" officeooo:rsid="000b2b53" style:font-weight-asian="normal" style:font-weight-complex="normal"/>
    </style:style>
    <style:style style:name="T16" style:family="text">
      <style:text-properties style:font-name="sans-serif" fo:font-size="15.75pt" officeooo:rsid="0116e5db"/>
    </style:style>
    <style:style style:name="T17" style:family="text">
      <style:text-properties style:font-name="sans-serif" fo:font-size="15.75pt" officeooo:rsid="0118a0d8"/>
    </style:style>
    <style:style style:name="T18" style:family="text">
      <style:text-properties style:font-name="sans-serif" fo:font-size="8.25pt"/>
    </style:style>
    <style:style style:name="T19" style:family="text">
      <style:text-properties style:font-name="sans-serif" fo:font-size="8.25pt" officeooo:rsid="00fc984a"/>
    </style:style>
    <style:style style:name="T20" style:family="text">
      <style:text-properties officeooo:rsid="0009dfc5"/>
    </style:style>
    <style:style style:name="T21" style:family="text">
      <style:text-properties officeooo:rsid="000b2b53"/>
    </style:style>
    <style:style style:name="T22" style:family="text">
      <style:text-properties style:text-underline-style="solid" style:text-underline-width="auto" style:text-underline-color="font-color"/>
    </style:style>
    <style:style style:name="T23" style:family="text">
      <style:text-properties officeooo:rsid="00fc984a"/>
    </style:style>
    <style:style style:name="T24" style:family="text">
      <style:text-properties officeooo:rsid="01074864"/>
    </style:style>
    <style:style style:name="T25" style:family="text">
      <style:text-properties officeooo:rsid="010abbb9"/>
    </style:style>
    <style:style style:name="T26" style:family="text">
      <style:text-properties officeooo:rsid="010c4173"/>
    </style:style>
    <style:style style:name="T27" style:family="text">
      <style:text-properties officeooo:rsid="010d6c37"/>
    </style:style>
    <style:style style:name="T28" style:family="text">
      <style:text-properties officeooo:rsid="011de9a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treme Voice Dataset</text:p>
      <text:p text:style-name="P1"/>
      <text:p text:style-name="P3"><text:span text:style-name="Strong_20_Emphasis"><text:span text:style-name="T22">Created by</text:span></text:span></text:p>
      <text:p text:style-name="Text_20_body"><text:span text:style-name="T20">Modan Tailleur</text:span> (1,3), <text:span text:style-name="T20">Julien Pinquier </text:span>(<text:span text:style-name="T25">2</text:span>), <text:span text:style-name="T20">Laurent Millot </text:span>(1), <text:span text:style-name="T20">Corsin Vogel </text:span>(1), <text:span text:style-name="T20">Mathieu Lagrange</text:span> (<text:span text:style-name="T25">3</text:span>)</text:p>
      <text:list xml:id="list2326114638" text:style-name="L1">
        <text:list-item>
          <text:p text:style-name="P34"><text:span text:style-name="T18">ENS Louis-Lumi</text:span><text:span text:style-name="T19">è</text:span><text:span text:style-name="T18">re, Saint-Denis, France</text:span></text:p>
        </text:list-item>
        <text:list-item>
          <text:p text:style-name="P35"><text:span text:style-name="T18">IRIT, Universi</text:span><text:span text:style-name="T19">té</text:span><text:span text:style-name="T18"> de Toulous</text:span><text:span text:style-name="T19">e, </text:span><text:span text:style-name="T18">CNRS, UT3 Toulouse, France</text:span></text:p>
        </text:list-item>
        <text:list-item>
          <text:p text:style-name="P34"><text:span text:style-name="T18">Nantes Universit</text:span><text:span text:style-name="T19">é</text:span><text:span text:style-name="T18">, <text:s/></text:span><text:span text:style-name="T19">E</text:span><text:span text:style-name="T18">cole Centrale Nantes, CNRS, LS2N, UMR 6004, Nantes, France</text:span></text:p>
          <text:p text:style-name="P37"/>
        </text:list-item>
      </text:list>
      <text:p text:style-name="Text_20_body"/>
      <text:p text:style-name="Text_20_body"><text:span text:style-name="Strong_20_Emphasis"><text:span text:style-name="T22">Publication</text:span></text:span></text:p>
      <text:p text:style-name="Text_20_body">If using this data in an academic work, please reference the DOI and version, as well as cite the following paper, which presented the data collection procedure and the first version of the dataset:</text:p>
      <text:p text:style-name="P36">ARTICLE TO SITE</text:p>
      <text:p text:style-name="P2"/>
      <text:p text:style-name="P10">Description</text:p>
      <text:p text:style-name="P2"/>
      <text:p text:style-name="P6"><text:span text:style-name="T26">The </text:span><text:span text:style-name="T24">Extreme Metal Vocals Dataset </text:span><text:span text:style-name="T26">(EMVD)</text:span><text:span text:style-name="T24"> comprises a collection of extreme vocal techniques performed within the realm of heavy metal music. The dataset consists of 760 audio excerpts ranging in duration from 1 second to 30 seconds, totaling 1h40min of audio material, including 1 hour of distorted voices and 40 minutes of clear voice recordings. These vocal recordings feature contributions from 27 different singers and are presented in their raw, unprocessed form, devoid of any accompanying musical instruments. </text:span><text:span text:style-name="T1">This dataset contains screams from </text:span><text:span text:style-name="T23">5</text:span><text:span text:style-name="T1"> different vocal techniques and 3 extreme vocal effects.</text:span><text:span text:style-name="T24"> </text:span>Supplementary vocal <text:span text:style-name="T27">techniques</text:span>, defying categorization within <text:span text:style-name="T27">our taxonomy</text:span>, have been grouped under the 'Other' category.<text:span text:style-name="T1"> </text:span><text:span text:style-name="T27">E</text:span><text:span text:style-name="T6">ach vocal technique is executed across three distinct registers, spanning the high, mid, and low </text:span><text:span text:style-name="T10">tecitura</text:span><text:span text:style-name="T6">, with three distinct vowel phonemes ([a] as in "cat," [i] as in "ship," and [u] as in "book"), along with lyric-based </text:span><text:span text:style-name="T10">voice productions</text:span><text:span text:style-name="T6">. This dataset </text:span><text:span text:style-name="T10">offers</text:span><text:span text:style-name="T6"> audio files that range from 2 to 15 seconds in duration.</text:span></text:p>
      <text:p text:style-name="P18"/>
      <text:p text:style-name="P19"/>
      <text:p text:style-name="P19"/>
      <text:p text:style-name="P19"/>
      <text:p text:style-name="P10"><text:span text:style-name="T3">L</text:span><text:span text:style-name="T2">abel Taxonomy</text:span></text:p>
      <text:p text:style-name="P22"/>
      <text:p text:style-name="P8"><text:span text:style-name="T2">The label taxonomy is as follows </text:span><text:span text:style-name="T8">(</text:span><text:span text:style-name="T9">see our paper</text:span><text:span text:style-name="T8"> for further details)</text:span><text:span text:style-name="T2">:</text:span></text:p>
      <text:p text:style-name="P38">1. Techniques</text:p>
      <text:list xml:id="list3284833013" text:style-name="L2">
        <text:list-item>
          <text:p text:style-name="P40"><text:soft-page-break/><text:span text:style-name="T21">Clear Voice : </text:span><text:line-break/>1: <text:span text:style-name="T21">High</text:span><text:line-break/>2: <text:span text:style-name="T21">Mid</text:span><text:line-break/>3: <text:span text:style-name="T21">Low</text:span></text:p>
        </text:list-item>
        <text:list-item>
          <text:p text:style-name="P40"><text:span text:style-name="T21">Black Shriek</text:span><text:line-break/>1: <text:span text:style-name="T21">High</text:span><text:line-break/>2: <text:span text:style-name="T21">Mid</text:span></text:p>
        </text:list-item>
        <text:list-item>
          <text:p text:style-name="P40"><text:span text:style-name="T21">Death Growl</text:span><text:line-break/>1: <text:span text:style-name="T21">Mid</text:span></text:p>
          <text:p text:style-name="P41">2 :Low</text:p>
        </text:list-item>
        <text:list-item>
          <text:p text:style-name="P41">Hardcore Scream</text:p>
          <text:p text:style-name="P41">1 : High</text:p>
        </text:list-item>
      </text:list>
      <text:p text:style-name="P9"><text:tab/>2 : Mid</text:p>
      <text:p text:style-name="P9"><text:tab/>3 : Low</text:p>
      <text:list xml:id="list151821274221124" text:continue-numbering="true" text:style-name="L2">
        <text:list-item>
          <text:p text:style-name="P41">Grind Inhale</text:p>
        </text:list-item>
      </text:list>
      <text:p text:style-name="P9">2 . Effects</text:p>
      <text:p text:style-name="P9"><text:tab/>1 : Pig Squeal</text:p>
      <text:p text:style-name="P9"><text:tab/>2 : Deep Gutturals</text:p>
      <text:p text:style-name="P9"><text:tab/>3 : Tunnel Throat</text:p>
      <text:p text:style-name="P22"/>
      <text:p text:style-name="P23">Recording procedure</text:p>
      <text:p text:style-name="P23"/>
      <text:p text:style-name="P27">For the recording sessions, a mobile setup was selected to accommodate as many singers as possible. An SM58 microphone was employed, chosen for its prevalence as a microphone commonly used by metal singers during live performances. A closed-back headphone served for music playback and provided the singers with a monitor of their own voice if they desired to hear it during recording. An audio interface \textit{Scarlett 6i6} by \textit{Focusrite} was responsible for connecting the laptop, microphone, and headset.</text:p>
      <text:p text:style-name="P27"/>
      <text:p text:style-name="P27">In some cases, singers were recorded remotely using their own equipment (a stage microphone and an audio interface) which are documented in the database. These singers were provided with a video tutorial and explanatory documents to facilitate their participation in the project, with the main author remotely guiding them. </text:p>
      <text:p text:style-name="P15"><text:span text:style-name="T2">Each singer was instructed to sustain three vowels—[a] as in "cat," [i] as in "ship," and [u] as in "book"—for a duration of five seconds each. They were required to maintain a </text:span><text:soft-page-break/><text:span text:style-name="T2">consistent pitch not only within each vowel but also across all vowels produced. After this, they were asked to perform for approximately 15 seconds using the same vocal technique, but this time with lyrics of their choosing. The lyrics had to remain the same across all technique categories. </text:span></text:p>
      <text:p text:style-name="P15"/>
      <text:p text:style-name="P28">A musical loop was provided in the singers' headphones during each recording. Each vocal technique was recorded across several registers (high, mid, and low) depending on their relevance to the specific technique. It's worth noting that the Grind Inhale technique, although producible in multiple registers, was recorded in only one register, as many singers deemed it potentially harmful to their voice.</text:p>
      <text:p text:style-name="P18"/>
      <text:p text:style-name="P10"><text:span text:style-name="T2">Singers’ annotation data </text:span><text:span text:style-name="T4">(metadata_singers.csv)</text:span></text:p>
      <text:p text:style-name="P24"/>
      <text:p text:style-name="P7"><text:span text:style-name="T12">Each vocalist in this study underwent a comprehensive assessment of their comfort level with each vocal technique across </text:span><text:span text:style-name="T13">the </text:span><text:span text:style-name="T12">various vocal registers, employing a ranking system ranging from 0 to 5</text:span><text:span text:style-name="T14">. A rank of 0 signifies that they never use this technique and are not sufficiently comfortable to produce it, which ultimately results in missing data in the dataset. A rank of 3 indicates occasional use, and a rank of 5 signifies that they use it in every live performance.</text:span><text:span text:style-name="T15"> </text:span></text:p>
      <text:p text:style-name="P29"/>
      <text:p text:style-name="P7"><text:span text:style-name="T11">T</text:span><text:span text:style-name="T3">his dataset provides supplementary insights into the singers' practices. These include the typical microphone-to-mouth distance employed by each vocalist during recording, as well as their professional status within the field of singing. The majority of the recordings were conducted onsite, within the familiar confines of the vocalist's chosen location, whether it be their home or a professional studio, utilizing equipment provided by the authors. However, some recordings were independently executed by the vocalists themselves, leveraging their personal microphones and audio interfaces, provided that these tools met certain quality criteria. In such instances, the authors remotely </text:span><text:soft-page-break/><text:span text:style-name="T3">guided the recording process to ensure consistency and quality. Detailed equipment specifications have been documented.</text:span></text:p>
      <text:p text:style-name="P22"/>
      <text:p text:style-name="P25">Columns :</text:p>
      <text:p text:style-name="P30"/>
      <text:p text:style-name="P13"><text:span text:style-name="T2">singer_id : </text:span><text:span text:style-name="Emphasis"><text:span text:style-name="T5">the id of each singer (from 1 to 27)</text:span></text:span></text:p>
      <text:p text:style-name="P13"><text:span text:style-name="Emphasis"><text:span text:style-name="T5"/></text:span></text:p>
      <text:p text:style-name="P13"><text:span text:style-name="Emphasis"><text:span text:style-name="T2">gender : the gender of the singer (« M » if male, « F » if female)</text:span></text:span></text:p>
      <text:p text:style-name="P13"><text:span text:style-name="Emphasis"><text:span text:style-name="T2"/></text:span></text:p>
      <text:p text:style-name="P14"><text:span text:style-name="Emphasis"><text:span text:style-name="T7">status : wether the singer is professional or non-professional (« Professional », « Non-professional »)</text:span></text:span></text:p>
      <text:p text:style-name="P13"><text:span text:style-name="Emphasis"><text:span text:style-name="T2"/></text:span></text:p>
      <text:p text:style-name="P13"><text:span text:style-name="Emphasis"><text:span text:style-name="T2">recording : wether the recording was made onsite, with the authors equipment, or if it was guided remotely (« Onsite » or « Guided »)</text:span></text:span></text:p>
      <text:p text:style-name="P13"><text:span text:style-name="Emphasis"><text:span text:style-name="T2"/></text:span></text:p>
      <text:p text:style-name="P13"><text:span text:style-name="Emphasis"><text:span text:style-name="T2">distance_to_microphone(cm) : the distance chosen by the singer to the microphone (in centimeters)</text:span></text:span></text:p>
      <text:p text:style-name="P13"><text:span text:style-name="Emphasis"><text:span text:style-name="T2"/></text:span></text:p>
      <text:p text:style-name="P14"><text:span text:style-name="Emphasis"><text:span text:style-name="T7">microphone : model of microphone that was used for the recording</text:span></text:span></text:p>
      <text:p text:style-name="P13"><text:span text:style-name="Emphasis"><text:span text:style-name="T2"/></text:span></text:p>
      <text:p text:style-name="P13"><text:span text:style-name="Emphasis"><text:span text:style-name="T2">audio_interface : audio interface used for the recordings</text:span></text:span></text:p>
      <text:p text:style-name="P13"><text:span text:style-name="Emphasis"><text:span text:style-name="T2">DAW : Digital Audio Workstation (DAW) used for recording the singer</text:span></text:span></text:p>
      <text:p text:style-name="P13"><text:span text:style-name="Emphasis"><text:span text:style-name="T2"/></text:span></text:p>
      <text:p text:style-name="P13"><text:span text:style-name="Emphasis"><text:span text:style-name="T2">ClearVoice_High, …, TunnelThroat : singer’s rank (from 0 to 5) from his auto-evalution on each technique performed in each range. </text:span></text:span></text:p>
      <text:p text:style-name="P31"/>
      <text:p text:style-name="P10"><text:span text:style-name="T2">Files annotation data </text:span><text:span text:style-name="T4">(metadata_files.csv)</text:span></text:p>
      <text:p text:style-name="P22"/>
      <text:p text:style-name="P4"><text:span text:style-name="T2">As authors noticed that </text:span><text:span text:style-name="T3">the singers auto-evaluation</text:span><text:span text:style-name="T2"> ranking wasn’t very effective, another rank was given by the authors to each individual audio file (between </text:span><text:span text:style-name="T16">0</text:span><text:span text:style-name="T2"> and </text:span><text:span text:style-name="T16">2</text:span><text:span text:style-name="T2">, </text:span><text:span text:style-name="T16">2</text:span><text:span text:style-name="T2"> being an audio excerpt very representative of the class, </text:span><text:span text:style-name="T16">1</text:span><text:span text:style-name="T2"> being an audio excerpt fairly representative of the class, and </text:span><text:span text:style-name="T16">0</text:span><text:span text:style-name="T2"> being </text:span><text:soft-page-break/><text:span text:style-name="T2">an audio excerpt not very representative of the class). </text:span><text:span text:style-name="T16">Audio excerpts ranked as 0 shouldn’t be used in any deep learning application.</text:span><text:span text:style-name="T2"> </text:span><text:span text:style-name="T3">This rank is available in the file ‘metadata-files’.</text:span></text:p>
      <text:p text:style-name="P20"/>
      <text:p text:style-name="P26">Columns :</text:p>
      <text:p text:style-name="P5"><text:span text:style-name="Emphasis"><text:span text:style-name="T5">file_name : the name of the audio file</text:span></text:span></text:p>
      <text:p text:style-name="P5"><text:span text:style-name="Emphasis"><text:span text:style-name="T5">singer_id : the id of each singer (from 1 to 27)</text:span></text:span></text:p>
      <text:p text:style-name="P5"><text:span text:style-name="Emphasis"><text:span text:style-name="T5">type : wether the distortion employed is a technique, an effect, or a distortion that doesn’t fit any specific category</text:span></text:span></text:p>
      <text:p text:style-name="P5"><text:span text:style-name="Emphasis"><text:span text:style-name="T5">name : the name of the technique or of the effect employed by the singer (‘-’ if it doesn’t fit in any category)</text:span></text:span></text:p>
      <text:p text:style-name="P39">range : the range employed by the singer (‘High’, ‘Mid’, ‘Low’)</text:p>
      <text:p text:style-name="P39">vowel : the vowel employed by the singer. ‘a’ if vowel [a] as in "cat," « i » if vowel [i] as in "ship," and « u » if vowel [u] as in "book"</text:p>
      <text:p text:style-name="P17"><text:span text:style-name="T2">authors_rank : the rank given by the authors (</text:span><text:span text:style-name="T17">2</text:span><text:span text:style-name="T2">, </text:span><text:span text:style-name="T17">1</text:span><text:span text:style-name="T2"> or </text:span><text:span text:style-name="T17">0</text:span><text:span text:style-name="T2">)</text:span></text:p>
      <text:p text:style-name="P21">duration(s) : duration (in seconds) of the audio file</text:p>
      <text:p text:style-name="P20"/>
      <text:p text:style-name="P12"><text:span text:style-name="T3">S</text:span><text:span text:style-name="T2">plit for k folds training (split_kfolds.csv)</text:span></text:p>
      <text:p text:style-name="P32"/>
      <text:p text:style-name="P32">For deep learning applications, a k-fold cross-validation with 4 folds was performed and stored in the «split_kfolds.csv » file, reserving 20% of the training data for validation. </text:p>
      <text:p text:style-name="P18"/>
      <text:p text:style-name="P16"><text:span text:style-name="Emphasis"><text:span text:style-name="T2">file_name : </text:span></text:span><text:span text:style-name="Emphasis"><text:span text:style-name="T5">the name of the audio file</text:span></text:span><text:span text:style-name="T2"> </text:span></text:p>
      <text:p text:style-name="P33">split0, …, split3 : for each split, wether the file belongs to the train subset (‘train’), the evaluation subset (‘eval’), the validation subset (‘valid’) <text:span text:style-name="T28">or if it isn’t used for train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7:20:37.172232008</meta:creation-date>
    <dc:date>2023-10-04T15:18:20.923779305</dc:date>
    <meta:editing-duration>P6DT19H56M7S</meta:editing-duration>
    <meta:editing-cycles>28</meta:editing-cycles>
    <meta:generator>LibreOffice/7.3.7.2$Linux_X86_64 LibreOffice_project/30$Build-2</meta:generator>
    <meta:document-statistic meta:table-count="0" meta:image-count="0" meta:object-count="0" meta:page-count="5" meta:paragraph-count="60" meta:word-count="1201" meta:character-count="7365" meta:non-whitespace-character-count="6221"/>
  </office:meta>
</office:document-meta>
</file>